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A000002781CC28BCE9C840C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2.294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459cm"/>
    </style:style>
    <style:style style:name="gr5" style:family="graphic" style:parent-style-name="objectwithoutfill">
      <style:graphic-properties svg:stroke-width="0.081cm" svg:stroke-color="#ff0000" draw:marker-start="" draw:marker-start-width="0.322cm" draw:marker-end="Arrow" draw:marker-end-width="0.322cm" draw:fill="none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6.3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0000" fo:font-size="13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color="#ff0000" fo:font-size="13pt" style:font-size-asian="13pt" style:font-size-complex="13pt"/>
    </style:style>
    <style:style style:name="T1" style:family="text">
      <style:text-properties fo:color="#ff0000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092cm" svg:height="0cm" draw:transform="rotate (2.35619449019234) translate (3.241cm 22.027cm)" svg:viewBox="0 0 93 0" svg:d="M0 0h93">
          <text:p/>
        </draw:path>
        <draw:g>
          <draw:frame draw:style-name="gr2" draw:text-style-name="P2" draw:layer="layout" svg:width="18.999cm" svg:height="8.867cm" svg:x="1.178cm" svg:y="10.675cm">
            <draw:image xlink:href="Pictures/100000000000054A000002781CC28BCE9C840C3B.png" xlink:type="simple" xlink:show="embed" xlink:actuate="onLoad">
              <text:p/>
            </draw:image>
          </draw:frame>
          <draw:custom-shape draw:style-name="gr3" draw:text-style-name="P4" draw:layer="layout" svg:width="2.794cm" svg:height="0.635cm" svg:x="6.842cm" svg:y="14.208cm">
            <text:p text:style-name="P3"><text:span text:style-name="T1">Aula Levic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959cm" svg:height="0.635cm" svg:x="16.186cm" svg:y="15.178cm">
            <text:p text:style-name="P3"><text:span text:style-name="T1">Ingress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794cm" svg:height="0.635cm" svg:x="2.143cm" svg:y="15.397cm">
            <text:p text:style-name="P3"><text:span text:style-name="T1">Parcheggio 1</text:span></text:p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0.691cm" svg:height="0.647cm" draw:transform="rotate (1.97850524006077) translate (2.31021661306939cm 16.8778929085263cm)" svg:viewBox="0 0 692 648" svg:d="M0 648c208-8 531 5 603-255l75-173 6-203 8-17">
            <text:p/>
          </draw:path>
          <draw:custom-shape draw:style-name="gr3" draw:text-style-name="P4" draw:layer="layout" svg:width="2.794cm" svg:height="0.635cm" svg:x="17.383cm" svg:y="13.954cm">
            <text:p text:style-name="P3"><text:span text:style-name="T1">Parcheggio 2</text:span></text:p>
            <draw:enhanced-geometry svg:viewBox="0 0 21600 21600" draw:type="rectangle" draw:enhanced-path="M 0 0 L 21600 0 21600 21600 0 21600 0 0 Z N"/>
          </draw:custom-shape>
          <draw:path draw:style-name="gr5" draw:text-style-name="P1" draw:layer="layout" svg:width="0.691cm" svg:height="0.647cm" draw:transform="rotate (1.97850524006077) translate (19.2012166130694cm 15.5098929085263cm)" svg:viewBox="0 0 692 648" svg:d="M0 648c208-8 531 5 603-255l75-173 6-203 8-17">
            <text:p/>
          </draw:path>
          <draw:line draw:style-name="gr6" draw:text-style-name="P1" draw:layer="layout" svg:x1="16.313cm" svg:y1="15.432cm" svg:x2="15.043cm" svg:y2="15.432cm">
            <text:p/>
          </draw:line>
          <draw:custom-shape draw:style-name="gr7" draw:text-style-name="P4" draw:layer="layout" svg:width="6.858cm" svg:height="0.635cm" svg:x="6.842cm" svg:y="11.708cm">
            <text:p text:style-name="P3"><text:span text:style-name="T1">Polo Ferrari - Edificio Povo 2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9:57:01.836678695</meta:creation-date>
    <dc:date>2017-11-07T10:16:28.532796628</dc:date>
    <meta:editing-duration>PT15M5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